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99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1.799cm" svg:height="0.794cm" svg:x="9.79cm" svg:y="2.011cm">
          <text:p text:style-name="P1"><text:span text:style-name="T1">Start</text:span></text:p>
        </draw:ellipse>
        <draw:custom-shape draw:style-name="gr2" draw:text-style-name="P2" draw:layer="layout" svg:width="3.969cm" svg:height="0.662cm" svg:x="8.837cm" svg:y="3.651cm">
          <text:p text:style-name="P1"><text:span text:style-name="T1">Citeste nr_it</text:span></text:p>
          <draw:enhanced-geometry svg:viewBox="0 0 21600 21600" draw:glue-points="?f6 0 10800 ?f8 ?f11 10800 ?f9 21600 10800 ?f10 ?f5 10800" draw:text-areas="?f3 ?f3 ?f4 ?f4" draw:type="parallelogram" draw:modifiers="3318.891687657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742cm" svg:y1="2.805cm" svg:x2="10.769cm" svg:y2="3.651cm">
          <text:p/>
        </draw:line>
        <draw:rect draw:style-name="gr1" draw:text-style-name="P2" draw:layer="layout" svg:width="1.984cm" svg:height="0.688cm" svg:x="9.79cm" svg:y="5.186cm">
          <text:p text:style-name="P1"><text:span text:style-name="T1">k=0,e=0</text:span></text:p>
        </draw:rect>
        <draw:line draw:style-name="gr3" draw:text-style-name="P1" draw:layer="layout" svg:x1="10.743cm" svg:y1="4.313cm" svg:x2="10.77cm" svg:y2="5.159cm">
          <text:p/>
        </draw:line>
        <draw:rect draw:style-name="gr1" draw:text-style-name="P2" draw:layer="layout" svg:width="4.63cm" svg:height="0.662cm" svg:x="8.652cm" svg:y="6.746cm">
          <text:p text:style-name="P1"><text:span text:style-name="T1">e=e+1/fact(k)</text:span></text:p>
        </draw:rect>
        <draw:line draw:style-name="gr3" draw:text-style-name="P1" draw:layer="layout" svg:x1="10.797cm" svg:y1="7.421cm" svg:x2="10.824cm" svg:y2="8.267cm">
          <text:p/>
        </draw:line>
        <draw:line draw:style-name="gr3" draw:text-style-name="P1" draw:layer="layout" svg:x1="10.797cm" svg:y1="5.874cm" svg:x2="10.824cm" svg:y2="6.72cm">
          <text:p/>
        </draw:line>
        <draw:rect draw:style-name="gr4" draw:text-style-name="P2" draw:layer="layout" svg:width="0.662cm" svg:height="0.423cm" svg:x="8.599cm" svg:y="8.176cm">
          <text:p text:style-name="P1"><text:span text:style-name="T1">Da</text:span></text:p>
        </draw:rect>
        <draw:rect draw:style-name="gr4" draw:text-style-name="P2" draw:layer="layout" svg:width="0.662cm" svg:height="0.423cm" svg:x="12.25cm" svg:y="8.018cm">
          <text:p text:style-name="P1"><text:span text:style-name="T1">Nu</text:span></text:p>
        </draw:rect>
        <draw:line draw:style-name="gr5" draw:text-style-name="P1" draw:layer="layout" svg:x1="9.128cm" svg:y1="9.341cm" svg:x2="7.064cm" svg:y2="9.341cm">
          <text:p/>
        </draw:line>
        <draw:line draw:style-name="gr5" draw:text-style-name="P1" draw:layer="layout" svg:x1="14.606cm" svg:y1="9.34cm" svg:x2="12.542cm" svg:y2="9.34cm">
          <text:p/>
        </draw:line>
        <draw:custom-shape draw:style-name="gr2" draw:text-style-name="P2" draw:layer="layout" svg:width="3.466cm" svg:height="1.137cm" svg:x="9.103cm" svg:y="8.202cm">
          <text:p text:style-name="P1"><text:span text:style-name="T1">k&lt;nr_it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2" draw:layer="layout" svg:width="1.984cm" svg:height="0.608cm" svg:x="6.113cm" svg:y="8.044cm">
          <text:p text:style-name="P1"><text:span text:style-name="T1">k=k+1</text:span></text:p>
        </draw:rect>
        <draw:line draw:style-name="gr3" draw:text-style-name="P1" draw:layer="layout" svg:x1="7.065cm" svg:y1="9.34cm" svg:x2="7.065cm" svg:y2="8.679cm">
          <text:p/>
        </draw:line>
        <draw:line draw:style-name="gr5" draw:text-style-name="P1" draw:layer="layout" svg:x1="7.038cm" svg:y1="8.017cm" svg:x2="7.012cm" svg:y2="6.112cm">
          <text:p/>
        </draw:line>
        <draw:line draw:style-name="gr3" draw:text-style-name="P1" draw:layer="layout" svg:x1="6.985cm" svg:y1="6.139cm" svg:x2="10.848cm" svg:y2="6.139cm">
          <text:p/>
        </draw:line>
        <draw:line draw:style-name="gr3" draw:text-style-name="P1" draw:layer="layout" svg:x1="14.635cm" svg:y1="9.352cm" svg:x2="14.662cm" svg:y2="10.198cm">
          <text:p/>
        </draw:line>
        <draw:custom-shape draw:style-name="gr2" draw:text-style-name="P2" draw:layer="layout" svg:width="3.969cm" svg:height="0.662cm" svg:x="12.648cm" svg:y="10.187cm">
          <text:p text:style-name="P1"><text:span text:style-name="T1">Afiseaza e</text:span></text:p>
          <draw:enhanced-geometry svg:viewBox="0 0 21600 21600" draw:glue-points="?f6 0 10800 ?f8 ?f11 10800 ?f9 21600 10800 ?f10 ?f5 10800" draw:text-areas="?f3 ?f3 ?f4 ?f4" draw:type="parallelogram" draw:modifiers="3318.891687657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4.689cm" svg:y1="10.86cm" svg:x2="14.716cm" svg:y2="11.706cm">
          <text:p/>
        </draw:line>
        <draw:ellipse draw:style-name="gr1" draw:text-style-name="P2" draw:layer="layout" svg:width="1.799cm" svg:height="0.794cm" svg:x="13.812cm" svg:y="11.721cm">
          <text:p text:style-name="P1"><text:span text:style-name="T1">Stop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o" fo:country="R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udent </meta:initial-creator>
    <meta:creation-date>2014-11-12T10:18:16.02</meta:creation-date>
    <dc:date>2014-11-12T14:27:01.22</dc:date>
    <dc:creator>Traian Turc</dc:creator>
    <meta:editing-duration>PT2M13S</meta:editing-duration>
    <meta:editing-cycles>2</meta:editing-cycles>
    <meta:generator>OpenOffice.org/3.4.1$Win32 OpenOffice.org_project/341m1$Build-9593</meta:generator>
    <meta:document-statistic meta:object-count="21"/>
  </office:meta>
</office:document-meta>
</file>